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2.061cm"/>
    </style:style>
    <style:style style:name="gr7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6.747cm" fo:min-width="11.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1.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07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2.06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7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8cm"/>
    </style:style>
    <style:style style:name="gr1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6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6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23" style:family="graphic" style:parent-style-name="standard">
      <style:graphic-properties draw:stroke="none" svg:stroke-color="#000000" draw:fill="none" draw:fill-color="#ffffff" fo:min-height="3.082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279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65cm" fo:min-width="2.6cm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999999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6cm" svg:height="6.997cm" svg:x="8.6cm" svg:y="0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0.8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1.4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7.1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8.6cm" svg:y="1.406cm">
            <text:p text:style-name="P2"><text:span text:style-name="T1">Op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423cm" svg:height="0.603cm" svg:x="10.023cm" svg:y="1.406cm">
            <text:p text:style-name="P2"><text:span text:style-name="T2">Sav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424cm" svg:height="0.603cm" svg:x="11.446cm" svg:y="1.406cm">
            <text:p text:style-name="P2"><text:span text:style-name="T2">Clo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8.6cm" svg:y="0.803cm">
            <text:p text:style-name="P2"><text:span text:style-name="T1">Fi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423cm" svg:height="0.603cm" svg:x="10.023cm" svg:y="0.803cm">
            <text:p text:style-name="P2"><text:span text:style-name="T1">Edi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206cm" svg:height="0.603cm" svg:x="12.799cm" svg:y="1.406cm">
            <text:p text:style-name="P2"><text:span text:style-name="T2">New Ev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61cm" svg:height="0.603cm" svg:x="15.005cm" svg:y="1.406cm">
            <text:p text:style-name="P2"><text:span text:style-name="T2">New Reco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1.6cm" svg:height="0.603cm" svg:x="8.6cm" svg:y="0.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1" draw:layer="layout" svg:width="11.6cm" svg:height="6.997cm" svg:x="0.3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0.3cm" svg:y="8.10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1.6cm" svg:height="0.604cm" svg:x="0.3cm" svg:y="8.70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1.6cm" svg:height="0.603cm" svg:x="0.3cm" svg:y="14.497cm">
              <text:p text:style-name="P2"><text:span text:style-name="T2">Items: 5 </text:span><text:span text:style-name="T1"><text:s text:c="76"/>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1.424cm" svg:height="0.604cm" svg:x="0.3cm" svg:y="8.706cm">
              <text:p text:style-name="P2"><text:span text:style-name="T1">Open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1.422cm" svg:height="0.604cm" svg:x="1.724cm" svg:y="8.706cm">
              <text:p text:style-name="P2"><text:span text:style-name="T1">Sav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1.424cm" svg:height="0.604cm" svg:x="3.146cm" svg:y="8.706cm">
              <text:p text:style-name="P2"><text:span text:style-name="T1">Clo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.424cm" svg:height="0.603cm" svg:x="0.3cm" svg:y="8.103cm">
              <text:p text:style-name="P2"><text:span text:style-name="T1">Fil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1.422cm" svg:height="0.603cm" svg:x="1.724cm" svg:y="8.103cm">
              <text:p text:style-name="P2"><text:span text:style-name="T1">Edit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207cm" svg:height="0.604cm" svg:x="4.498cm" svg:y="8.706cm">
              <text:p text:style-name="P2"><text:span text:style-name="T1">New Event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562cm" svg:height="0.604cm" svg:x="6.705cm" svg:y="8.706cm">
              <text:p text:style-name="P2"><text:span text:style-name="T1">New Record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1.6cm" svg:height="0.603cm" svg:x="0.3cm" svg:y="7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9.31cm">
              <text:p text:style-name="P2"><text:span text:style-name="T1">EventID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9.31cm">
              <text:p text:style-name="P2"><text:span text:style-name="T1">Dat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9.913cm">
              <text:p text:style-name="P2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9.913cm">
              <text:p text:style-name="P2"><text:span text:style-name="T1">17/10/1995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278cm" svg:height="0.603cm" svg:x="0.3cm" svg:y="10.516cm">
              <text:p text:style-name="P2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2.276cm" svg:height="0.603cm" svg:x="2.578cm" svg:y="10.516cm">
              <text:p text:style-name="P2"><text:span text:style-name="T1">15/6/201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11.119cm">
              <text:p text:style-name="P2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11.119cm">
              <text:p text:style-name="P2"><text:span text:style-name="T1">21/2/200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8cm" svg:height="0.603cm" svg:x="0.3cm" svg:y="11.722cm">
              <text:p text:style-name="P2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276cm" svg:height="0.603cm" svg:x="2.578cm" svg:y="11.722cm">
              <text:p text:style-name="P2"><text:span text:style-name="T1">10/8/2013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2.278cm" svg:height="0.604cm" svg:x="0.3cm" svg:y="12.325cm">
              <text:p text:style-name="P2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2.276cm" svg:height="0.604cm" svg:x="2.578cm" svg:y="12.325cm">
              <text:p text:style-name="P2"><text:span text:style-name="T1">25/12/2009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2.278cm" svg:height="0.603cm" svg:x="0.3cm" svg:y="12.92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2.276cm" svg:height="0.603cm" svg:x="2.578cm" svg:y="12.92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2.278cm" svg:height="0.603cm" svg:x="0.3cm" svg:y="13.532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2.276cm" svg:height="0.603cm" svg:x="2.578cm" svg:y="13.532cm">
              <text:p/>
              <draw:enhanced-geometry svg:viewBox="0 0 21600 21600" draw:type="rectangle" draw:enhanced-path="M 0 0 L 21600 0 21600 21600 0 21600 0 0 Z N"/>
            </draw:custom-shape>
            <draw:frame draw:style-name="gr23" draw:layer="layout" svg:width="5.977cm" svg:height="3.332cm" svg:x="4.997cm" svg:y="10.214cm">
              <draw:text-box>
                <text:p><text:span text:style-name="T1">Course code: E33\10</text:span></text:p>
                <text:p><text:span text:style-name="T1">Course distance: 10 Miles</text:span></text:p>
                <text:p><text:span text:style-name="T1">No. of records: 12</text:span></text:p>
                <text:p><text:span text:style-name="T1">Event reference ID: 3</text:span></text:p>
                <text:p/>
              </draw:text-box>
            </draw:frame>
            <draw:custom-shape draw:style-name="gr24" draw:text-style-name="P1" draw:layer="layout" svg:width="1.779cm" svg:height="0.603cm" svg:x="5.139cm" svg:y="9.43cm">
              <text:p text:style-name="P1"><text:span text:style-name="T1">Event</text:span> <text:s text:c="3"/></text:p>
              <draw:enhanced-geometry svg:viewBox="0 0 21600 21600" draw:type="rectangle" draw:enhanced-path="M 0 0 L 21600 0 21600 21600 0 21600 0 0 Z N"/>
            </draw:custom-shape>
            <draw:line draw:style-name="gr25" draw:text-style-name="P1" draw:layer="layout" svg:x1="6.634cm" svg:y1="9.671cm" svg:x2="6.634cm" svg:y2="9.912cm">
              <text:p/>
            </draw:line>
          </draw:g>
        </draw:g>
        <draw:line draw:style-name="gr26" draw:text-style-name="P1" draw:layer="layout" svg:x1="8.7cm" svg:y1="1.8cm" svg:x2="6.3cm" svg:y2="8.2cm">
          <text:p/>
        </draw:line>
        <draw:g>
          <draw:g>
            <draw:g>
              <draw:custom-shape draw:style-name="gr7" draw:text-style-name="P1" draw:layer="layout" svg:width="11.6cm" svg:height="6.997cm" svg:x="9.2cm" svg:y="15.3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11.6cm" svg:height="0.603cm" svg:x="9.2cm" svg:y="15.30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11.6cm" svg:height="0.604cm" svg:x="9.2cm" svg:y="15.90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1.6cm" svg:height="0.603cm" svg:x="9.2cm" svg:y="21.697cm">
                <text:p text:style-name="P2"><text:span text:style-name="T2">Items: 5 </text:span><text:span text:style-name="T1"><text:s text:c="76"/>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1.424cm" svg:height="0.604cm" svg:x="9.2cm" svg:y="15.906cm">
                <text:p text:style-name="P2"><text:span text:style-name="T1">Ope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1.422cm" svg:height="0.604cm" svg:x="10.624cm" svg:y="15.906cm">
                <text:p text:style-name="P2"><text:span text:style-name="T1">Sav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1.424cm" svg:height="0.604cm" svg:x="12.046cm" svg:y="15.906cm">
                <text:p text:style-name="P2"><text:span text:style-name="T1">Clo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1.424cm" svg:height="0.603cm" svg:x="9.2cm" svg:y="15.303cm">
                <text:p text:style-name="P2"><text:span text:style-name="T1">Fi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1.422cm" svg:height="0.603cm" svg:x="10.624cm" svg:y="15.303cm">
                <text:p text:style-name="P2"><text:span text:style-name="T1">Edit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2.207cm" svg:height="0.604cm" svg:x="13.398cm" svg:y="15.906cm">
                <text:p text:style-name="P2"><text:span text:style-name="T1">New Eve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2.562cm" svg:height="0.604cm" svg:x="15.605cm" svg:y="15.906cm">
                <text:p text:style-name="P2"><text:span text:style-name="T1">New Record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1.6cm" svg:height="0.603cm" svg:x="9.2cm" svg:y="14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6.51cm">
                <text:p text:style-name="P2"><text:span text:style-name="T1">EventID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6.51cm">
                <text:p text:style-name="P2"><text:span text:style-name="T1">Dat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7.113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7.113cm">
                <text:p text:style-name="P2"><text:span text:style-name="T1">17/10/1995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2" draw:layer="layout" svg:width="2.278cm" svg:height="0.603cm" svg:x="9.2cm" svg:y="17.716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2" draw:layer="layout" svg:width="2.276cm" svg:height="0.603cm" svg:x="11.478cm" svg:y="17.716cm">
                <text:p text:style-name="P2"><text:span text:style-name="T1">15/6/2012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8.319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8.319cm">
                <text:p text:style-name="P2"><text:span text:style-name="T1">21/2/2002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8cm" svg:height="0.603cm" svg:x="9.2cm" svg:y="18.922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2" draw:layer="layout" svg:width="2.276cm" svg:height="0.603cm" svg:x="11.478cm" svg:y="18.922cm">
                <text:p text:style-name="P2"><text:span text:style-name="T1">10/8/2013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2" draw:layer="layout" svg:width="2.278cm" svg:height="0.604cm" svg:x="9.2cm" svg:y="19.525cm">
                <text:p text:style-name="P2"><text:span text:style-name="T1">4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2" draw:layer="layout" svg:width="2.276cm" svg:height="0.604cm" svg:x="11.478cm" svg:y="19.525cm">
                <text:p text:style-name="P2"><text:span text:style-name="T1">25/12/2009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" draw:layer="layout" svg:width="2.278cm" svg:height="0.603cm" svg:x="9.2cm" svg:y="20.129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" draw:layer="layout" svg:width="2.276cm" svg:height="0.603cm" svg:x="11.478cm" svg:y="20.129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" draw:layer="layout" svg:width="2.278cm" svg:height="0.603cm" svg:x="9.2cm" svg:y="20.7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" draw:layer="layout" svg:width="2.276cm" svg:height="0.603cm" svg:x="11.478cm" svg:y="20.732cm">
                <text:p/>
                <draw:enhanced-geometry svg:viewBox="0 0 21600 21600" draw:type="rectangle" draw:enhanced-path="M 0 0 L 21600 0 21600 21600 0 21600 0 0 Z N"/>
              </draw:custom-shape>
              <draw:frame draw:style-name="gr23" draw:layer="layout" svg:width="5.977cm" svg:height="3.332cm" svg:x="13.897cm" svg:y="17.414cm">
                <draw:text-box>
                  <text:p><text:span text:style-name="T1">Course code: E33\10</text:span></text:p>
                  <text:p><text:span text:style-name="T1">Course distance: 10 Miles</text:span></text:p>
                  <text:p><text:span text:style-name="T1">No. of records: 12</text:span></text:p>
                  <text:p><text:span text:style-name="T1">Event reference ID: 3</text:span></text:p>
                  <text:p/>
                </draw:text-box>
              </draw:frame>
              <draw:custom-shape draw:style-name="gr24" draw:text-style-name="P1" draw:layer="layout" svg:width="1.779cm" svg:height="0.603cm" svg:x="14.039cm" svg:y="16.63cm">
                <text:p text:style-name="P1"><text:span text:style-name="T1">Event</text:span> <text:s text:c="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7" draw:text-style-name="P2" draw:layer="layout" svg:width="3.1cm" svg:height="3.9cm" svg:x="14cm" svg:y="17.2cm">
            <text:p text:style-name="P2"><text:span text:style-name="T1">Course</text:span></text:p>
            <text:p text:style-name="P2"><text:span text:style-name="T1">Event reference</text:span></text:p>
            <text:p text:style-name="P2"><text:span text:style-name="T1">Event Type</text:span></text:p>
            <text:p text:style-name="P2"><text:span text:style-name="T1">Record</text:span></text:p>
            <text:p text:style-name="P2"><text:span text:style-name="T1">Event points</text:span></text:p>
            <text:p text:style-name="P2"><text:span text:style-name="T1">Rider</text:span></text:p>
            <text:p text:style-name="P2"><text:span text:style-name="T1">Club reference</text:span></text:p>
            <text:p text:style-name="P2"><text:span text:style-name="T1">Club</text:span></text:p>
            <draw:enhanced-geometry svg:viewBox="0 0 21600 21600" draw:type="rectangle" draw:enhanced-path="M 0 0 L 21600 0 21600 21600 0 21600 0 0 Z N"/>
          </draw:custom-shape>
          <draw:line draw:style-name="gr25" draw:text-style-name="P1" draw:layer="layout" svg:x1="16.8cm" svg:y1="21cm" svg:x2="16.8cm" svg:y2="20.6cm">
            <text:p/>
          </draw:line>
        </draw:g>
        <draw:line draw:style-name="gr26" draw:text-style-name="P1" draw:layer="layout" svg:x1="13.6cm" svg:y1="11.2cm" svg:x2="14.7cm" svg:y2="15cm">
          <text:p/>
        </draw:line>
        <draw:line draw:style-name="gr28" draw:text-style-name="P1" draw:layer="layout" svg:x1="6.9cm" svg:y1="9.8cm" svg:x2="13.6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0:19:43.113000000</meta:creation-date>
    <dc:date>2014-12-03T21:07:42.589000000</dc:date>
    <meta:editing-duration>PT25M21S</meta:editing-duration>
    <meta:editing-cycles>2</meta:editing-cycles>
    <meta:generator>LibreOffice/4.3.2.2$Windows_x86 LibreOffice_project/edfb5295ba211bd31ad47d0bad0118690f76407d</meta:generator>
    <meta:document-statistic meta:object-count="84"/>
  </office:meta>
</office:document-meta>
</file>